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B0000017FF6A6F768325D0EF3.png" manifest:media-type="image/png"/>
  <manifest:file-entry manifest:full-path="Pictures/10000001000002DF00000169904290ED58F94525.png" manifest:media-type="image/png"/>
  <manifest:file-entry manifest:full-path="Pictures/10000001000002FE00000165B32D7C2492BC7E7A.png" manifest:media-type="image/png"/>
  <manifest:file-entry manifest:full-path="Pictures/10000001000002EC00000159C44573DC0A78A2D3.png" manifest:media-type="image/png"/>
  <manifest:file-entry manifest:full-path="Pictures/10000001000002F0000001B0AEFA15E738E4C731.png" manifest:media-type="image/png"/>
  <manifest:file-entry manifest:full-path="Pictures/1000000100000302000003BD5E0968DA0A01CC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55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8.488cm" fo:min-width="14.74cm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8.923cm" svg:x="6.194cm" svg:y="1.307cm">
          <draw:image xlink:href="Pictures/1000000100000302000003BD5E0968DA0A01CC5F.png" xlink:type="simple" xlink:show="embed" xlink:actuate="onLoad" draw:mime-type="image/png">
            <text:p/>
          </draw:image>
        </draw:frame>
        <draw:frame draw:style-name="gr2" draw:text-style-name="P2" draw:layer="layout" svg:width="3.076cm" svg:height="0.725cm" svg:x="1.12cm" svg:y="17.42cm">
          <draw:text-box>
            <text:p><text:span text:style-name="T1">D1-LogTarget</text:span></text:p>
          </draw:text-box>
        </draw:frame>
      </draw:page>
      <draw:page draw:name="page2" draw:style-name="dp1" draw:master-page-name="Default">
        <draw:frame draw:style-name="gr3" draw:text-style-name="P4" draw:layer="layout" svg:width="15.24cm" svg:height="8.738cm" svg:x="7.026cm" svg:y="5.987cm">
          <draw:image xlink:href="Pictures/10000001000002F0000001B0AEFA15E738E4C731.png" xlink:type="simple" xlink:show="embed" xlink:actuate="onLoad" draw:mime-type="image/png">
            <text:p text:style-name="P3"><text:s/></text:p>
          </draw:image>
        </draw:frame>
        <draw:frame draw:style-name="gr2" draw:text-style-name="P2" draw:layer="layout" svg:width="3.076cm" svg:height="0.725cm" svg:x="11.161cm" svg:y="18.747cm">
          <draw:text-box>
            <text:p><text:span text:style-name="T1">D2-LogTarget</text:span></text:p>
          </draw:text-box>
        </draw:frame>
        <draw:custom-shape draw:style-name="gr4" draw:text-style-name="P1" draw:layer="layout" svg:width="15.24cm" svg:height="8.738cm" svg:x="7.015cm" svg:y="5.96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5.24cm" svg:height="7.112cm" svg:x="9.441cm" svg:y="6.079cm">
          <draw:image xlink:href="Pictures/10000001000002FE00000165B32D7C2492BC7E7A.png" xlink:type="simple" xlink:show="embed" xlink:actuate="onLoad" draw:mime-type="image/png">
            <text:p/>
          </draw:image>
        </draw:frame>
        <draw:frame draw:style-name="gr2" draw:text-style-name="P2" draw:layer="layout" svg:width="3.076cm" svg:height="0.725cm" svg:x="11.161cm" svg:y="19.047cm">
          <draw:text-box>
            <text:p><text:span text:style-name="T1">D3-LogTarget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5.24cm" svg:height="7.036cm" svg:x="4.079cm" svg:y="6.238cm">
          <draw:image xlink:href="Pictures/10000001000002EC00000159C44573DC0A78A2D3.png" xlink:type="simple" xlink:show="embed" xlink:actuate="onLoad" draw:mime-type="image/png">
            <text:p/>
          </draw:image>
        </draw:frame>
        <draw:frame draw:style-name="gr2" draw:text-style-name="P2" draw:layer="layout" svg:width="3.076cm" svg:height="0.725cm" svg:x="11.161cm" svg:y="19.047cm">
          <draw:text-box>
            <text:p><text:span text:style-name="T1">D4-LogTarget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5.24cm" svg:height="7.493cm" svg:x="4.251cm" svg:y="6.027cm">
          <draw:image xlink:href="Pictures/10000001000002DF00000169904290ED58F94525.png" xlink:type="simple" xlink:show="embed" xlink:actuate="onLoad" draw:mime-type="image/png">
            <text:p/>
          </draw:image>
        </draw:frame>
        <draw:frame draw:style-name="gr2" draw:text-style-name="P2" draw:layer="layout" svg:width="3.076cm" svg:height="0.725cm" svg:x="11.161cm" svg:y="19.047cm">
          <draw:text-box>
            <text:p><text:span text:style-name="T1">D5-LogTarget</text:span></text:p>
          </draw:text-box>
        </draw:frame>
      </draw:page>
      <draw:page draw:name="page6" draw:style-name="dp1" draw:master-page-name="Default">
        <draw:frame draw:style-name="gr1" draw:text-style-name="P1" draw:layer="layout" svg:width="15.24cm" svg:height="7.645cm" svg:x="3.88cm" svg:y="5.735cm">
          <draw:image xlink:href="Pictures/10000001000002FB0000017FF6A6F768325D0EF3.png" xlink:type="simple" xlink:show="embed" xlink:actuate="onLoad" draw:mime-type="image/png">
            <text:p/>
          </draw:image>
        </draw:frame>
        <draw:frame draw:style-name="gr2" draw:text-style-name="P2" draw:layer="layout" svg:width="3.076cm" svg:height="0.725cm" svg:x="11.161cm" svg:y="19.047cm">
          <draw:text-box>
            <text:p><text:span text:style-name="T1">D6-LogTarg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09:52:47.054559143</meta:creation-date>
    <dc:date>2022-03-28T11:57:59.874986866</dc:date>
    <meta:editing-duration>PT47M47S</meta:editing-duration>
    <meta:editing-cycles>16</meta:editing-cycles>
    <meta:generator>LibreOffice/7.2.5.2.0$Linux_X86_64 LibreOffice_project/20$Build-2</meta:generator>
    <meta:document-statistic meta:object-count="13"/>
  </office:meta>
</office:document-meta>
</file>